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f4f9"/>
    </style:style>
    <style:style style:name="P2" style:family="paragraph" style:parent-style-name="Text_20_body">
      <style:text-properties officeooo:rsid="0007cf11" officeooo:paragraph-rsid="0007cf11"/>
    </style:style>
    <style:style style:name="P3" style:family="paragraph" style:parent-style-name="Text_20_body">
      <style:text-properties officeooo:paragraph-rsid="000ec141"/>
    </style:style>
    <style:style style:name="P4" style:family="paragraph" style:parent-style-name="Text_20_body">
      <style:text-properties officeooo:rsid="0021f14d" officeooo:paragraph-rsid="0021f14d"/>
    </style:style>
    <style:style style:name="P5" style:family="paragraph" style:parent-style-name="Text_20_body">
      <style:text-properties officeooo:rsid="00216b18" officeooo:paragraph-rsid="001fc07d"/>
    </style:style>
    <style:style style:name="P6" style:family="paragraph" style:parent-style-name="Text_20_body">
      <style:text-properties officeooo:rsid="002ee89e" officeooo:paragraph-rsid="002ee89e"/>
    </style:style>
    <style:style style:name="P7" style:family="paragraph" style:parent-style-name="Text_20_body">
      <style:text-properties officeooo:paragraph-rsid="002ee89e"/>
    </style:style>
    <style:style style:name="P8" style:family="paragraph" style:parent-style-name="Text_20_body">
      <style:text-properties officeooo:rsid="0030c8b5" officeooo:paragraph-rsid="0030c8b5"/>
    </style:style>
    <style:style style:name="P9" style:family="paragraph" style:parent-style-name="Title">
      <style:text-properties officeooo:rsid="0005efa4" officeooo:paragraph-rsid="0005efa4"/>
    </style:style>
    <style:style style:name="P10" style:family="paragraph" style:parent-style-name="Title">
      <style:paragraph-properties fo:text-align="center" style:justify-single-word="false"/>
      <style:text-properties officeooo:rsid="0005efa4" officeooo:paragraph-rsid="0005f4f9"/>
    </style:style>
    <style:style style:name="P11" style:family="paragraph" style:parent-style-name="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07cf11" officeooo:paragraph-rsid="002ee89e"/>
    </style:style>
    <style:style style:name="P15" style:family="paragraph" style:parent-style-name="Text_20_body">
      <style:text-properties style:font-name="Liberation Serif" officeooo:rsid="0030c8b5" officeooo:paragraph-rsid="0021f14d" style:font-name-asian="Noto Sans CJK SC Regular" style:font-name-complex="FreeSans"/>
    </style:style>
    <style:style style:name="P16" style:family="paragraph" style:parent-style-name="Text_20_body">
      <style:text-properties officeooo:rsid="0021f14d" officeooo:paragraph-rsid="0021f14d"/>
    </style:style>
    <style:style style:name="P17" style:family="paragraph" style:parent-style-name="Heading_20_1" style:list-style-name="">
      <style:paragraph-properties fo:text-align="start" style:justify-single-word="false">
        <style:tab-stops/>
      </style:paragraph-properties>
      <style:text-properties officeooo:rsid="0005f4f9" officeooo:paragraph-rsid="0005f4f9"/>
    </style:style>
    <style:style style:name="P18" style:family="paragraph" style:parent-style-name="Heading_20_1">
      <style:paragraph-properties fo:break-before="page"/>
      <style:text-properties officeooo:rsid="0005f4f9" officeooo:paragraph-rsid="0005f4f9"/>
    </style:style>
    <style:style style:name="P19" style:family="paragraph" style:parent-style-name="Heading_20_1">
      <style:paragraph-properties fo:break-before="page"/>
      <style:text-properties officeooo:rsid="00075489" officeooo:paragraph-rsid="00075489"/>
    </style:style>
    <style:style style:name="P20" style:family="paragraph" style:parent-style-name="Heading_20_1">
      <style:paragraph-properties fo:break-before="page"/>
      <style:text-properties officeooo:rsid="000ec141" officeooo:paragraph-rsid="000ec141"/>
    </style:style>
    <style:style style:name="P21" style:family="paragraph" style:parent-style-name="Heading_20_2">
      <style:text-properties officeooo:rsid="0007cf11" officeooo:paragraph-rsid="0007cf11"/>
    </style:style>
    <style:style style:name="P22" style:family="paragraph" style:parent-style-name="Heading_20_2">
      <style:text-properties officeooo:rsid="00338daf" officeooo:paragraph-rsid="00338daf"/>
    </style:style>
    <style:style style:name="P23" style:family="paragraph" style:parent-style-name="Heading_20_2">
      <style:paragraph-properties fo:break-before="page"/>
      <style:text-properties officeooo:rsid="00338daf" officeooo:paragraph-rsid="00338daf"/>
    </style:style>
    <style:style style:name="T1" style:family="text">
      <style:text-properties style:font-name="Liberation Serif" officeooo:rsid="0030c8b5" style:font-name-asian="Noto Sans CJK SC Regular" style:font-name-complex="FreeSans"/>
    </style:style>
    <style:style style:name="T2" style:family="text">
      <style:text-properties style:font-name="Liberation Serif" officeooo:rsid="0039f717" style:font-name-asian="Noto Sans CJK SC Regular" style:font-name-complex="FreeSans"/>
    </style:style>
    <style:style style:name="T3" style:family="text">
      <style:text-properties officeooo:rsid="001fc07d"/>
    </style:style>
    <style:style style:name="T4" style:family="text">
      <style:text-properties officeooo:rsid="002ee89e"/>
    </style:style>
    <style:style style:name="T5" style:family="text">
      <style:text-properties officeooo:rsid="0030c8b5"/>
    </style:style>
    <style:style style:name="T6" style:family="text">
      <style:text-properties style:font-name="Liberation Serif1" officeooo:rsid="0030c8b5" style:font-name-asian="Liberation Serif1" style:font-name-complex="Liberation Serif1"/>
    </style:style>
    <style:style style:name="T7" style:family="text">
      <style:text-properties officeooo:rsid="003546ba"/>
    </style:style>
    <style:style style:name="T8" style:family="text">
      <style:text-properties officeooo:rsid="00383a0b"/>
    </style:style>
    <style:style style:name="fr1" style:family="graphic" style:parent-style-name="Frame">
      <style:graphic-properties style:vertical-pos="middle" style:vertical-rel="page-content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09cm" svg:width="16.907cm" draw:z-index="0">
        <draw:text-box fo:min-height="0.499cm">
          <text:p text:style-name="P10">Analyse <text:span text:style-name="T4">de la gestion des processus</text:span></text:p>
        </draw:text-box>
      </draw:frame>
      <text:p text:style-name="P9"/>
      <text:table-of-content text:style-name="Sect1" text:protected="true" text:name="Table des matières1">
        <text:table-of-content-source text:outline-level="10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2"><text:a xlink:type="simple" xlink:href="#__RefHeading___Toc254_802795865" text:style-name="Index_20_Link" text:visited-style-name="Index_20_Link">Objectifs<text:tab/>3</text:a></text:p>
          <text:p text:style-name="P12"><text:a xlink:type="simple" xlink:href="#__RefHeading___Toc256_802795865" text:style-name="Index_20_Link" text:visited-style-name="Index_20_Link">Définitions des différents éléments<text:tab/>4</text:a></text:p>
          <text:p text:style-name="P13"><text:a xlink:type="simple" xlink:href="#__RefHeading___Toc260_802795865" text:style-name="Index_20_Link" text:visited-style-name="Index_20_Link">Spécification<text:tab/>4</text:a></text:p>
          <text:p text:style-name="P12"><text:a xlink:type="simple" xlink:href="#__RefHeading___Toc678_802795865" text:style-name="Index_20_Link" text:visited-style-name="Index_20_Link">Algorithmes en pseudo-code<text:tab/>5</text:a></text:p>
          <text:p text:style-name="P13"><text:a xlink:type="simple" xlink:href="#__RefHeading___Toc680_802795865" text:style-name="Index_20_Link" text:visited-style-name="Index_20_Link">Processus en avant-plan<text:tab/>5</text:a></text:p>
          <text:p text:style-name="P13"><text:a xlink:type="simple" xlink:href="#__RefHeading___Toc465_336612583" text:style-name="Index_20_Link" text:visited-style-name="Index_20_Link">Processus en arrière-plan<text:tab/>6</text:a></text:p>
        </text:index-body>
      </text:table-of-content>
      <text:h text:style-name="P17" text:outline-level="1"/>
      <text:h text:style-name="P18" text:outline-level="1"><text:bookmark-start text:name="__RefHeading___Toc254_802795865"/>Objectifs<text:bookmark-end text:name="__RefHeading___Toc254_802795865"/></text:h>
      <text:p text:style-name="P1"/>
      <text:p text:style-name="P6">Le but de cette partie est de pouvoir fournir une interface simple d’usage quand à la gestion des processus, c’est-à-dire les interrompre, les reprendre, ou encore les passer de processus en arrière-plan en processus au premier plan.</text:p>
      <text:h text:style-name="P19" text:outline-level="1"><text:bookmark-start text:name="__RefHeading___Toc256_802795865"/>Définitions des différents éléments<text:bookmark-end text:name="__RefHeading___Toc256_802795865"/></text:h>
      <text:h text:style-name="P21" text:outline-level="2"><text:bookmark-start text:name="__RefHeading___Toc260_802795865"/>Spécification<text:bookmark-end text:name="__RefHeading___Toc260_802795865"/></text:h>
      <text:p text:style-name="P2"/>
      <text:p text:style-name="P2">Nom de méthode : <text:span text:style-name="T4">myfg</text:span></text:p>
      <text:p text:style-name="P2">Description : <text:span text:style-name="T4">Passe le job du plus grand n° en arrière plan</text:span>.</text:p>
      <text:p text:style-name="P2">Arguments : <text:span text:style-name="T7">numéro de job</text:span>;</text:p>
      <text:p text:style-name="P2">Préconditions : <text:span text:style-name="T4">Table des jobs non vide, numéro de job à 0 ou présent dans la table </text:span>;</text:p>
      <text:p text:style-name="P14">Retour : Pas de retour ;</text:p>
      <text:p text:style-name="P7">Postconditions : <text:span text:style-name="T3">Processus en attente de la fin du fils</text:span></text:p>
      <text:p text:style-name="P5"/>
      <text:p text:style-name="P6">Nom de méthode : mybg</text:p>
      <text:p text:style-name="P8">Description : Passe une commande en background</text:p>
      <text:p text:style-name="P8">Arguments : Un <text:span text:style-name="T7">numéro de job</text:span></text:p>
      <text:p text:style-name="P8">Précondition : Commande non nul</text:p>
      <text:p text:style-name="P8">Retour : Pas de retour</text:p>
      <text:p text:style-name="P8">Postcondition : Commande ajouté dans la table des jobs</text:p>
      <text:h text:style-name="P20" text:outline-level="1"><text:bookmark-start text:name="__RefHeading___Toc678_802795865"/>Algorithmes en pseudo-code<text:bookmark-end text:name="__RefHeading___Toc678_802795865"/></text:h>
      <text:h text:style-name="P22" text:outline-level="2"><text:bookmark-start text:name="__RefHeading___Toc680_802795865"/>Processus en avant-plan<text:bookmark-end text:name="__RefHeading___Toc680_802795865"/></text:h>
      <text:p text:style-name="P3"/>
      <text:p text:style-name="P4">Fonction : <text:span text:style-name="T5">myfg</text:span></text:p>
      <text:p text:style-name="P4"/>
      <text:p text:style-name="P4">Variables :</text:p>
      <text:p text:style-name="P4"><text:tab/><text:tab/><text:span text:style-name="T8">entrée : n, entier</text:span></text:p>
      <text:p text:style-name="P4"><text:tab/><text:tab/><text:span text:style-name="T5">locale : j, Job</text:span></text:p>
      <text:p text:style-name="P4"/>
      <text:p text:style-name="P4">DEBUT PROCEDURE</text:p>
      <text:p text:style-name="P4"><text:tab/><text:tab/><text:span text:style-name="T5">Si table des jobs vide OU n pas présent dans la table, alors</text:span></text:p>
      <text:p text:style-name="P4"><text:tab/><text:tab/><text:tab/><text:span text:style-name="T5">quitter procédure</text:span></text:p>
      <text:p text:style-name="P4"><text:tab/><text:tab/><text:span text:style-name="T5">Fin Si</text:span></text:p>
      <text:p text:style-name="P4"/>
      <text:p text:style-name="P4"><text:tab/><text:tab/><text:span text:style-name="T5">j </text:span><text:span text:style-name="T6">←</text:span><text:span text:style-name="T1"> job avec le plus grand nombre </text:span><text:span text:style-name="T2">OU égal au job possédant le num n</text:span></text:p>
      <text:p text:style-name="P15"><text:tab/><text:tab/>Si WIFSTOPPED(j.pid) alors</text:p>
      <text:p text:style-name="P15"><text:tab/><text:tab/><text:tab/>kill(j.pid, SIGCONT)</text:p>
      <text:p text:style-name="P15"><text:tab/><text:tab/>Fin Si</text:p>
      <text:p text:style-name="P15"><text:tab/><text:tab/>waitpid(j.pid)</text:p>
      <text:p text:style-name="P4">FIN PROCEDURE</text:p>
      <text:h text:style-name="P23" text:outline-level="2"><text:bookmark-start text:name="__RefHeading___Toc465_336612583"/>Processus en arrière-plan<text:bookmark-end text:name="__RefHeading___Toc465_336612583"/></text:h>
      <text:p text:style-name="P8">Fonction : mybg</text:p>
      <text:p text:style-name="P8"/>
      <text:p text:style-name="P8">Variables :</text:p>
      <text:p text:style-name="P8"><text:tab/><text:tab/>entrée : <text:span text:style-name="T7">n, entier</text:span></text:p>
      <text:p text:style-name="P8"/>
      <text:p text:style-name="P8">DEBUT PROCEDURE</text:p>
      <text:p text:style-name="P8"><text:tab/><text:tab/>Si c = valeur nulle alors</text:p>
      <text:p text:style-name="P8"><text:tab/><text:tab/><text:tab/>Quitter procédure</text:p>
      <text:p text:style-name="P8"><text:tab/><text:tab/>Fin Si</text:p>
      <text:p text:style-name="P8"/>
      <text:p text:style-name="P8"><text:tab/><text:tab/>c.background = 1</text:p>
      <text:p text:style-name="P8">FIN PROCED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fo:text-align="center" style:justify-single-word="false" style:page-number="auto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vertical-align="auto" style:snap-to-layout-gri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Sans_20_nom1" style:display-name="Sans nom1" style:family="paragraph" style:parent-style-name="Text_20_body">
      <style:paragraph-properties fo:line-height="150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22:05.844783895</meta:creation-date>
    <meta:editing-duration>PT2H12M18S</meta:editing-duration>
    <meta:editing-cycles>32</meta:editing-cycles>
    <meta:generator>LibreOffice/5.1.4.2$Linux_X86_64 LibreOffice_project/10m0$Build-2</meta:generator>
    <dc:date>2016-12-22T11:30:38.507514224</dc:date>
    <meta:document-statistic meta:table-count="0" meta:image-count="0" meta:object-count="0" meta:page-count="6" meta:paragraph-count="50" meta:word-count="259" meta:character-count="1505" meta:non-whitespace-character-count="1263"/>
  </office:meta>
</office:document-meta>
</file>